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master-page-name="MP0">
      <style:paragraph-properties style:page-number="auto" fo:break-before="page"/>
      <style:text-properties fo:font-size="28pt" officeooo:paragraph-rsid="00084f06" style:font-size-asian="28pt" style:font-size-complex="28pt"/>
    </style:style>
    <style:style style:name="P2" style:family="paragraph" style:parent-style-name="Heading_20_1">
      <style:text-properties officeooo:paragraph-rsid="00084f06"/>
    </style:style>
    <style:style style:name="P3" style:family="paragraph" style:parent-style-name="Heading_20_1">
      <style:text-properties officeooo:rsid="00084f06" officeooo:paragraph-rsid="00084f06"/>
    </style:style>
    <style:style style:name="P4" style:family="paragraph" style:parent-style-name="Heading_20_1">
      <style:text-properties officeooo:rsid="0008dcac" officeooo:paragraph-rsid="0008dcac"/>
    </style:style>
    <style:style style:name="P5" style:family="paragraph" style:parent-style-name="Normal">
      <style:text-properties officeooo:paragraph-rsid="00084f06"/>
    </style:style>
    <style:style style:name="P6" style:family="paragraph" style:parent-style-name="Normal">
      <style:text-properties officeooo:rsid="00084f06" officeooo:paragraph-rsid="00084f06"/>
    </style:style>
    <style:style style:name="P7" style:family="paragraph" style:parent-style-name="Normal">
      <style:text-properties officeooo:rsid="0008dcac" officeooo:paragraph-rsid="0008dcac"/>
    </style:style>
    <style:style style:name="P8" style:family="paragraph" style:parent-style-name="Normal">
      <style:text-properties officeooo:paragraph-rsid="0008dcac"/>
    </style:style>
    <style:style style:name="T1" style:family="text">
      <style:text-properties officeooo:rsid="0008dcac"/>
    </style:style>
    <style:style style:name="T2" style:family="text">
      <style:text-properties officeooo:rsid="000a63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frontend</text:p>
      <text:h text:style-name="P2" text:outline-level="1">Sources</text:h>
      <text:p text:style-name="P5">Les sources sont hébergées sur Github, avec l’ensemble du projet, sur le dépôt <text:a xlink:type="simple" xlink:href="https://github.com/JeanBaptisteSoyez/coaxysProjectTracker" office:target-frame-name="_top" xlink:show="replace" text:style-name="Internet_20_link" text:visited-style-name="Visited_20_Internet_20_Link"><text:span text:style-name="Lien_20_hypertexte">https://github.com/JeanBaptisteSoyez/coaxysProjectTracker</text:span></text:a>.</text:p>
      <text:h text:style-name="P2" text:outline-level="1">Technos utilisées</text:h>
      <text:p text:style-name="P6">La base de données à été réalisée en mySQL avec myssql-workbench, l’application Java a elle été réalisée avec l’IDE intellij et principalement les plugins play et junit.</text:p>
      <text:p text:style-name="P6"/>
      <text:h text:style-name="P3" text:outline-level="1">Fonctionnalités générales</text:h>
      <text:p text:style-name="P6">La partie back-end s’occupe uniquement de stocker les donner des les traiter et des les modifier au niveau du serveur et d’assurer leur cohérence. Dans le sous-dossier BDD il y a trois fichiers d’intéret : le modèle de la BD (coaxysData.mwb), le script SQL pour recréer la structure de la BD (SQL-Script.sql) et le schéma de cette BD (coaxysData.pdf).</text:p>
      <text:p text:style-name="P6"/>
      <text:p text:style-name="P6">L’application Java se charge uniquement de <text:s/>modifier la BD en réponse à des requêtes http qui sont envoyés par la partie front-end du <text:span text:style-name="T1">projet.</text:span></text:p>
      <text:p text:style-name="P6"/>
      <text:h text:style-name="P4" text:outline-level="1">Base de données</text:h>
      <text:p text:style-name="P8"/>
      <text:p text:style-name="P7">La base de données est designée pour représenter un découpage classique de projets agiles et les statuts sont des éléments présents le cahier de recettes présent dans cette documentation. Il <text:s/>faut préciser cependant :</text:p>
      <text:p text:style-name="P7">-le rôle des Users les désigne comme des clients ou des internes à coaxys</text:p>
      <text:p text:style-name="P7">-le label de Status indique si une tache est OK ou KO</text:p>
      <text:p text:style-name="P7">-l’action de Status indique si un changement de statut correspond à une correction ou une régression</text:p>
      <text:p text:style-name="P7"/>
      <text:p text:style-name="P7">Il y a des éléments redondants dans le statut concernant la version ou le sprint car ces éléments nécessaires pour déterminer l’action correspondante.</text:p>
      <text:p text:style-name="P7"/>
      <text:h text:style-name="P4" text:outline-level="1">Application Java</text:h>
      <text:p text:style-name="P8"/>
      <text:p text:style-name="P7">L’application Java contient le dossier models qui contient les modèles assurant la persistence des données et le lien avec la BD, le dossier services permet d’interfacer les modèles pour modifier la BD proprement, le dossier controller contient les api qui repondent aux requètes http. Le dossier de test contient la classe <text:span text:style-name="T2">ServiceTest qui lance les tests junit pour valider les modèles et ser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Police_20_par_20_défaut" style:display-name="Police par défaut"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4T16:56:04.177481770</dc:date>
    <meta:editing-duration>PT39S</meta:editing-duration>
    <meta:editing-cycles>1</meta:editing-cycles>
    <meta:document-statistic meta:table-count="0" meta:image-count="0" meta:object-count="0" meta:page-count="1" meta:paragraph-count="16" meta:word-count="298" meta:character-count="1885" meta:non-whitespace-character-count="1601"/>
    <meta:generator>LibreOffice/5.1.4.2$Linux_X86_64 LibreOffice_project/10m0$Build-2</meta:generator>
  </office:meta>
</office:document-meta>
</file>